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T1" style:family="text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"><text:span text:style-name="T1">Nouméa le: </text:span><text:span text:style-name="T1"><text:date style:data-style-name="N37" text:date-value="2014-01-09T13:24:11" text:fixed="true">01/09/14</text:date></text:span><text:span text:style-name="T1"> </text:span><text:span text:style-name="T1"><text:text-input text:description="&lt;o.inpatient_type_id.code&gt;">&lt;o.inpatient_type_id.code&gt;</text:text-input></text:span></text:p>
      <text:p text:style-name="Heading"><text:text-input text:description="&lt;if test=&quot;o.inpatient_type_id.code == 'EXT'&quot;&gt;">if inpatient = EXT</text:text-input> FICHE LIAISON SOINS EXTERNES <text:text-input text:description="&lt;/if&gt;">endif</text:text-input> </text:p>
      <text:p text:style-name="Heading"><text:text-input text:description="&lt;if test=&quot;o.inpatient_type_id.code != 'EXT'&quot;&gt;">if inpatient != EXT</text:text-input> FICHE LIAISON CONSULTATION ANESTHÉSIE <text:text-input text:description="&lt;/if&gt;">endif</text:text-input> </text:p>
      <text:p text:style-name="Text"/>
      <text:p text:style-name="Text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Text"><text:text-input text:description="&lt;if test=&quot;o.inpatient_type_id.code != 'EXT'&quot;&gt;">if inpatient != EXT</text:text-input> ATCD: <text:text-input text:description="&lt;/if&gt;">endif</text:text-input> 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<text:text-input text:description="&lt;if test=&quot;o.inpatient_type_id.code != 'EXT'&quot;&gt;">if inpatient != EXT</text:text-input> Traitement: <text:text-input text:description="&lt;/if&gt;">endif</text:text-input> 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B2" table:number-columns-spanned="2" office:value-type="string">
            <text:p text:style-name="Text"><text:text-input text:description="&lt;if test=&quot;o.inpatient_type_id.code != 'EXT'&quot;&gt;">if inpatient != EXT</text:text-input>NFS, Iono sang, créatininémie, TP, TCA, ECG prescrit. Je lui demande de venir avec les résultats. <text:text-input text:description="&lt;/if&gt;">endif</text:text-input> </text:p>
          </table:table-cell>
          <table:covered-table-cell/>
        </table:table-row>
      </table:table>
      <text:p text:style-name="Text"><text:text-input text:description="&lt;user.signature&gt;">&lt;user.signature&gt;</text:text-input></text:p>
      <text:p text:style-name="Footnote"><text:soft-page-break/>PKE+ICP: Phakoémulsification + implant de chambre postérieure</text:p>
      <text:p text:style-name="Footnote">V3V: Vitrectomie 3 Voies</text:p>
      <text:p text:style-name="Footnote">PM: Pelage de Membrane</text:p>
      <text:p text:style-name="Footnote">EL: Endolaser</text:p>
      <text:p text:style-name="Footnote">HS: Huile de Silicone</text:p>
      <text:p text:style-name="Footnote">IVT: Injection Intra-Vitréenne.</text:p>
      <text:p text:style-name="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4-01-09T15:30:58</dc:date>
    <meta:editing-duration>PT5H4M59S</meta:editing-duration>
    <meta:editing-cycles>103</meta:editing-cycles>
    <meta:generator>LibreOffice/3.5$Linux_X86_64 LibreOffice_project/350m1$Build-2</meta:generator>
    <dc:creator>L. FRANCOIS</dc:creator>
    <meta:document-statistic meta:table-count="1" meta:image-count="0" meta:object-count="0" meta:page-count="2" meta:paragraph-count="29" meta:word-count="120" meta:character-count="953" meta:non-whitespace-character-count="857"/>
  </office:meta>
</office:document-meta>
</file>